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2.864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Steven_Bastiaens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3">
            <text:p>13/02/17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Eerste meeting omtrent organisatie en planning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Timesheet invullen, verslag 1 verder maken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:.C12])" office:value-type="float" office:value="4.5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3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17:.C24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4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29:.C36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5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1:.C48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/02/2017</text:date>, <text:time>21:37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17T21:37:55.58</dc:date>
    <meta:editing-cycles>30</meta:editing-cycles>
    <meta:editing-duration>PT44M50S</meta:editing-duration>
    <meta:document-statistic meta:table-count="1" meta:cell-count="37" meta:object-count="0"/>
  </office:meta>
</office:document-meta>
</file>